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1" svg:font-family="'B Nazanin'" style:font-adornments="Bold" style:font-pitch="variable"/>
    <style:font-face style:name="B Nazanin" svg:font-family="'B Nazanin'" style:font-adornments="Regular" style:font-pitch="variable"/>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justify" style:justify-single-word="false"/>
      <style:text-properties officeooo:paragraph-rsid="00c77e41"/>
    </style:style>
    <style:style style:name="P2" style:family="paragraph" style:parent-style-name="Text_20_body">
      <style:paragraph-properties fo:text-align="justify" style:justify-single-word="false"/>
      <style:text-properties officeooo:rsid="00c36c8d" officeooo:paragraph-rsid="00c4209f"/>
    </style:style>
    <style:style style:name="P3" style:family="paragraph" style:parent-style-name="Text_20_body">
      <style:paragraph-properties fo:text-align="justify" style:justify-single-word="false"/>
      <style:text-properties officeooo:rsid="00c4209f" officeooo:paragraph-rsid="00c4209f"/>
    </style:style>
    <style:style style:name="P4" style:family="paragraph" style:parent-style-name="Text_20_body">
      <style:paragraph-properties fo:text-align="justify" style:justify-single-word="false"/>
      <style:text-properties officeooo:rsid="00c6dc1d" officeooo:paragraph-rsid="00c6dc1d"/>
    </style:style>
    <style:style style:name="P5" style:family="paragraph" style:parent-style-name="Text_20_body">
      <style:paragraph-properties fo:text-align="justify" style:justify-single-word="false"/>
      <style:text-properties officeooo:rsid="00c72d1b" officeooo:paragraph-rsid="00c72d1b"/>
    </style:style>
    <style:style style:name="P6" style:family="paragraph" style:parent-style-name="Text_20_body">
      <style:text-properties officeooo:rsid="00c72d1b" officeooo:paragraph-rsid="00c72d1b"/>
    </style:style>
    <style:style style:name="P7" style:family="paragraph" style:parent-style-name="Text_20_body">
      <style:paragraph-properties fo:text-align="justify" style:justify-single-word="false"/>
      <style:text-properties officeooo:rsid="00d1c0d3" officeooo:paragraph-rsid="00d1c0d3"/>
    </style:style>
    <style:style style:name="P8" style:family="paragraph" style:parent-style-name="Text_20_body">
      <style:paragraph-properties fo:text-align="justify" style:justify-single-word="false"/>
      <style:text-properties officeooo:rsid="00d24325" officeooo:paragraph-rsid="00d24325"/>
    </style:style>
    <style:style style:name="P9" style:family="paragraph" style:parent-style-name="Text_20_body">
      <style:paragraph-properties fo:text-align="justify" style:justify-single-word="false"/>
      <style:text-properties officeooo:rsid="00d37f52" officeooo:paragraph-rsid="00d37f52"/>
    </style:style>
    <style:style style:name="P10" style:family="paragraph" style:parent-style-name="Text_20_body">
      <style:paragraph-properties fo:text-align="justify" style:justify-single-word="false"/>
      <style:text-properties officeooo:rsid="00d3aae8" officeooo:paragraph-rsid="00d3aae8"/>
    </style:style>
    <style:style style:name="P11" style:family="paragraph" style:parent-style-name="Text_20_body">
      <style:paragraph-properties fo:text-align="justify" style:justify-single-word="false"/>
      <style:text-properties officeooo:rsid="00d5f5a9" officeooo:paragraph-rsid="00d5f5a9"/>
    </style:style>
    <style:style style:name="P12" style:family="paragraph" style:parent-style-name="Text_20_body">
      <style:paragraph-properties fo:text-align="justify" style:justify-single-word="false"/>
      <style:text-properties officeooo:rsid="00d5f5a9" officeooo:paragraph-rsid="00d77a50"/>
    </style:style>
    <style:style style:name="P13" style:family="paragraph" style:parent-style-name="Text_20_body">
      <style:paragraph-properties fo:text-align="justify" style:justify-single-word="false"/>
      <style:text-properties officeooo:rsid="00d90cd7" officeooo:paragraph-rsid="00d90cd7"/>
    </style:style>
    <style:style style:name="P14" style:family="paragraph" style:parent-style-name="Text_20_body">
      <style:paragraph-properties fo:text-align="justify" style:justify-single-word="false" style:writing-mode="rl-tb"/>
      <style:text-properties officeooo:rsid="00cd3343" officeooo:paragraph-rsid="00cd3343"/>
    </style:style>
    <style:style style:name="P15" style:family="paragraph" style:parent-style-name="Text_20_body">
      <style:paragraph-properties fo:text-align="justify" style:justify-single-word="false" style:writing-mode="rl-tb"/>
      <style:text-properties officeooo:rsid="00c92279" officeooo:paragraph-rsid="00c92279"/>
    </style:style>
    <style:style style:name="P16" style:family="paragraph" style:parent-style-name="Text_20_body">
      <style:paragraph-properties fo:text-align="justify" style:justify-single-word="false" style:writing-mode="rl-tb"/>
      <style:text-properties officeooo:rsid="00cae796" officeooo:paragraph-rsid="00cae796"/>
    </style:style>
    <style:style style:name="P17" style:family="paragraph" style:parent-style-name="Text_20_body">
      <style:paragraph-properties fo:text-align="justify" style:justify-single-word="false" style:writing-mode="rl-tb"/>
      <style:text-properties officeooo:rsid="00ce22e3" officeooo:paragraph-rsid="00ce22e3"/>
    </style:style>
    <style:style style:name="P18" style:family="paragraph" style:parent-style-name="Text_20_body">
      <style:paragraph-properties fo:text-align="justify" style:justify-single-word="false" style:writing-mode="rl-tb"/>
      <style:text-properties officeooo:rsid="00db4239" officeooo:paragraph-rsid="00db4239"/>
    </style:style>
    <style:style style:name="P19" style:family="paragraph" style:parent-style-name="Text_20_body">
      <style:paragraph-properties fo:text-align="justify" style:justify-single-word="false" style:writing-mode="rl-tb"/>
      <style:text-properties officeooo:rsid="00db6100" officeooo:paragraph-rsid="00db6100"/>
    </style:style>
    <style:style style:name="P20" style:family="paragraph" style:parent-style-name="codesection">
      <style:text-properties fo:color="#008000"/>
    </style:style>
    <style:style style:name="P21" style:family="paragraph" style:parent-style-name="codesection">
      <style:text-properties fo:font-weight="bold" style:font-weight-asian="bold" style:font-weight-complex="bold"/>
    </style:style>
    <style:style style:name="P22" style:family="paragraph" style:parent-style-name="Standard">
      <style:paragraph-properties fo:text-align="justify" style:justify-single-word="false"/>
      <style:text-properties officeooo:rsid="00db6100" officeooo:paragraph-rsid="00db6100"/>
    </style:style>
    <style:style style:name="P23" style:family="paragraph" style:parent-style-name="Standard">
      <style:paragraph-properties fo:text-align="justify" style:justify-single-word="false"/>
      <style:text-properties officeooo:rsid="00db9eac" officeooo:paragraph-rsid="00db9eac"/>
    </style:style>
    <style:style style:name="P24" style:family="paragraph" style:parent-style-name="Standard">
      <style:paragraph-properties fo:text-align="justify" style:justify-single-word="false"/>
      <style:text-properties officeooo:rsid="00defc2c" officeooo:paragraph-rsid="00defc2c"/>
    </style:style>
    <style:style style:name="P25" style:family="paragraph" style:parent-style-name="Standard">
      <style:paragraph-properties fo:text-align="justify" style:justify-single-word="false"/>
      <style:text-properties officeooo:rsid="00e1e051" officeooo:paragraph-rsid="00e1e051"/>
    </style:style>
    <style:style style:name="P26" style:family="paragraph" style:parent-style-name="Standard">
      <style:paragraph-properties fo:text-align="justify" style:justify-single-word="false"/>
      <style:text-properties officeooo:rsid="00e2cd16" officeooo:paragraph-rsid="00e2cd16"/>
    </style:style>
    <style:style style:name="P27" style:family="paragraph" style:parent-style-name="Standard">
      <style:paragraph-properties fo:text-align="justify" style:justify-single-word="false"/>
      <style:text-properties officeooo:rsid="00e35404" officeooo:paragraph-rsid="00e35404"/>
    </style:style>
    <style:style style:name="P28" style:family="paragraph" style:parent-style-name="Standard">
      <style:paragraph-properties fo:text-align="justify" style:justify-single-word="false"/>
      <style:text-properties officeooo:rsid="00e4b7bf" officeooo:paragraph-rsid="00e4b7bf"/>
    </style:style>
    <style:style style:name="P29" style:family="paragraph" style:parent-style-name="Standard">
      <style:paragraph-properties fo:text-align="justify" style:justify-single-word="false"/>
      <style:text-properties officeooo:rsid="00e5c6b0" officeooo:paragraph-rsid="00e5c6b0"/>
    </style:style>
    <style:style style:name="P30" style:family="paragraph" style:parent-style-name="Standard">
      <style:paragraph-properties fo:text-align="justify" style:justify-single-word="false"/>
      <style:text-properties officeooo:rsid="00e75bbe" officeooo:paragraph-rsid="00e75bbe"/>
    </style:style>
    <style:style style:name="P31" style:family="paragraph" style:parent-style-name="Standard">
      <style:paragraph-properties fo:text-align="justify" style:justify-single-word="false"/>
      <style:text-properties officeooo:rsid="00e98f79" officeooo:paragraph-rsid="00e98f79"/>
    </style:style>
    <style:style style:name="P32" style:family="paragraph" style:parent-style-name="Contents_20_3">
      <style:paragraph-properties>
        <style:tab-stops>
          <style:tab-stop style:position="6.5319in" style:type="right" style:leader-style="dotted" style:leader-text="."/>
        </style:tab-stops>
      </style:paragraph-properties>
    </style:style>
    <style:style style:name="P33" style:family="paragraph" style:parent-style-name="Heading_20_3">
      <style:text-properties officeooo:rsid="00c29de8" officeooo:paragraph-rsid="00c29de8"/>
    </style:style>
    <style:style style:name="T1" style:family="text">
      <style:text-properties fo:color="#000080"/>
    </style:style>
    <style:style style:name="T2" style:family="text">
      <style:text-properties fo:color="#008000"/>
    </style:style>
    <style:style style:name="T3" style:family="text">
      <style:text-properties fo:color="#808000"/>
    </style:style>
    <style:style style:name="T4" style:family="text">
      <style:text-properties fo:color="#808000" fo:font-weight="bold" style:font-weight-asian="bold" style:font-weight-complex="bold"/>
    </style:style>
    <style:style style:name="T5" style:family="text">
      <style:text-properties fo:color="#c0c0c0"/>
    </style:style>
    <style:style style:name="T6" style:family="text">
      <style:text-properties fo:color="#c0c0c0" fo:font-weight="bold" style:font-weight-asian="bold" style:font-weight-complex="bold"/>
    </style:style>
    <style:style style:name="T7" style:family="text">
      <style:text-properties fo:color="#800080"/>
    </style:style>
    <style:style style:name="T8" style:family="text">
      <style:text-properties fo:color="#00677c"/>
    </style:style>
    <style:style style:name="T9" style:family="text">
      <style:text-properties fo:color="#00677c" fo:font-weight="bold"/>
    </style:style>
    <style:style style:name="T10" style:family="text">
      <style:text-properties fo:color="#092e64"/>
    </style:style>
    <style:style style:name="T11" style:family="text">
      <style:text-properties officeooo:rsid="00c50c94"/>
    </style:style>
    <style:style style:name="T12" style:family="text">
      <style:text-properties fo:color="#32cd32"/>
    </style:style>
    <style:style style:name="T13" style:family="text">
      <style:text-properties fo:color="#32cd32" officeooo:rsid="00c72d1b"/>
    </style:style>
    <style:style style:name="T14" style:family="text">
      <style:text-properties officeooo:rsid="00c77e41"/>
    </style:style>
    <style:style style:name="T15" style:family="text">
      <style:text-properties fo:color="#0000ff" officeooo:rsid="00c77e41"/>
    </style:style>
    <style:style style:name="T16" style:family="text">
      <style:text-properties fo:color="#0000ff" fo:font-weight="bold" officeooo:rsid="00c77e41" style:font-weight-asian="bold" style:font-weight-complex="bold"/>
    </style:style>
    <style:style style:name="T17" style:family="text">
      <style:text-properties fo:color="#dc143c"/>
    </style:style>
    <style:style style:name="T18" style:family="text">
      <style:text-properties officeooo:rsid="00d1c0d3"/>
    </style:style>
    <style:style style:name="T19" style:family="text">
      <style:text-properties fo:color="#0000cd" fo:font-weight="bold" style:font-weight-asian="bold" style:font-weight-complex="bold"/>
    </style:style>
    <style:style style:name="T20" style:family="text">
      <style:text-properties fo:color="#0000cd" fo:font-style="normal" fo:font-weight="bold" style:font-style-asian="normal" style:font-weight-asian="bold" style:font-style-complex="normal" style:font-weight-complex="bold"/>
    </style:style>
    <style:style style:name="T21" style:family="text">
      <style:text-properties officeooo:rsid="00d24325"/>
    </style:style>
    <style:style style:name="T22" style:family="text">
      <style:text-properties fo:color="#800000"/>
    </style:style>
    <style:style style:name="T23" style:family="text">
      <style:text-properties fo:color="#800000" fo:font-weight="bold" style:font-weight-asian="bold" style:font-weight-complex="bold"/>
    </style:style>
    <style:style style:name="T24" style:family="text">
      <style:text-properties officeooo:rsid="00d51ccc"/>
    </style:style>
    <style:style style:name="T25" style:family="text">
      <style:text-properties officeooo:rsid="00d77a50"/>
    </style:style>
    <style:style style:name="T26" style:family="text">
      <style:text-properties officeooo:rsid="00d90cd7"/>
    </style:style>
    <style:style style:name="T27" style:family="text">
      <style:text-properties fo:font-weight="bold" style:font-weight-asian="bold" style:font-weight-complex="bold"/>
    </style:style>
    <style:style style:name="T28" style:family="text">
      <style:text-properties officeooo:rsid="00dc9d96"/>
    </style:style>
    <style:style style:name="T29" style:family="text">
      <style:text-properties officeooo:rsid="00dea3e7"/>
    </style:style>
    <style:style style:name="T30" style:family="text">
      <style:text-properties officeooo:rsid="00e0776f"/>
    </style:style>
    <style:style style:name="T31" style:family="text">
      <style:text-properties officeooo:rsid="00e98f7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3" text:outline-level="3"><text:bookmark-start text:name="__RefHeading___Toc576_1108646737"/>هر جا موقعیتش وجود داشت از const استفاده کنید.<text:bookmark-end text:name="__RefHeading___Toc576_1108646737"/></text:h>
      <text:p text:style-name="P2">یک نکته‌ی جالب در مورد const این است که شما می‌توانید یک محدودیت معنایی <text:span text:style-name="T28">به این صورت تعریف کنید که</text:span> یک شیء خاص نمی‌تواند <text:span text:style-name="T28">در طول برنامه</text:span> تغییر کند- و کامپایلر <text:span text:style-name="T28">این</text:span> محدودیت را اعمال خواهد کرد. این موضوع به شما اجازه میدهد که هم ب<text:span text:style-name="T28">ه</text:span> کامپایلر و هم <text:span text:style-name="T28">به </text:span>دیگر برنامه‌نویس‌ها <text:span text:style-name="T28">بگویید</text:span> که یک متغیر می‌بایست در طول برنامه ب<text:span text:style-name="T28">دون</text:span> تغییر <text:span text:style-name="T28">باقی </text:span>بم<text:span text:style-name="T28">اند</text:span>. هر موقع دوست داشتید که چنین اتفاقی <text:span text:style-name="T28">برای یک شیء</text:span> بیفته، باید حتما از const استفاده کنید، چرا که تنها در این صورت <text:span text:style-name="T28">می‌باشد که می‌توانید روی کمک کامپایلر حساب کنید</text:span> تا چنین محدودیتی هیچگاه نقض نشه.</text:p>
      <text:p text:style-name="P3">می‌توان گفت که کلمه‌ی کلیدی const یک کلمه‌ی کلیدی چند کاره است. در بیرون از کلاس‌ها، می‌توانید از const برای متغیرهای global و یا namaspace‌ها استفاده کنید، <text:span text:style-name="T11">همچنین برای آبجکت‌هایی که به صورت static در file ,function و یا block scope تعریف شده‌اند می‌توانید از آن استفاده کنید.در داخل کلاس‌ها، می‌توانید هم به صورت static و هم به صورت non-static از const استفاده کنید. برای اشاره‌گر‌ها، می‌توانید در مورد const بودن دو چیز تصمیم بگیرید، یکی این که خود pointer به صورت const باشه، و یا این که داده‌هایی که به آن اشاره می‌شود به صورت const باشد.</text:span></text:p>
      <text:p text:style-name="codesection"><text:span text:style-name="T5"><text:s text:c="2"/></text:span><text:span text:style-name="T3">char</text:span><text:span text:style-name="T5"> </text:span><text:span text:style-name="T10">greeting</text:span>[]<text:span text:style-name="T5"> </text:span>=<text:span text:style-name="T5"> </text:span><text:span text:style-name="T2">"hello"</text:span>;</text:p>
      <text:p text:style-name="codesection"><text:s text:c="2"/></text:p>
      <text:p text:style-name="codesection"><text:span text:style-name="T5"><text:s text:c="2"/></text:span><text:span text:style-name="T3">char</text:span>*<text:span text:style-name="T5"> </text:span><text:span text:style-name="T10">p</text:span><text:span text:style-name="T5"> </text:span>=<text:span text:style-name="T5"> </text:span><text:span text:style-name="T10">greeting</text:span>;<text:span text:style-name="T5"> <text:s text:c="20"/></text:span><text:span text:style-name="T2">//non-const</text:span><text:span text:style-name="T5"> </text:span><text:span text:style-name="T2">pointer,</text:span></text:p>
      <text:p text:style-name="codesection"><text:span text:style-name="T5"><text:s text:c="53"/></text:span><text:span text:style-name="T2">//non-const</text:span><text:span text:style-name="T5"> </text:span><text:span text:style-name="T2">data</text:span></text:p>
      <text:p text:style-name="codesection"><text:s text:c="2"/></text:p>
      <text:p text:style-name="codesection"><text:span text:style-name="T5"><text:s text:c="2"/></text:span><text:span text:style-name="T3">const</text:span><text:span text:style-name="T5"> </text:span><text:span text:style-name="T3">char</text:span><text:span text:style-name="T5"> </text:span>*<text:span text:style-name="T10">p</text:span><text:span text:style-name="T5"> </text:span>=<text:span text:style-name="T5"> </text:span><text:span text:style-name="T10">greeting</text:span>;<text:span text:style-name="T5"> <text:s text:c="10"/></text:span><text:span text:style-name="T2">//non-const</text:span><text:span text:style-name="T5"> </text:span><text:span text:style-name="T2">pointer,</text:span></text:p>
      <text:p text:style-name="codesection"><text:span text:style-name="T5"><text:s text:c="52"/></text:span><text:span text:style-name="T2">//const</text:span><text:span text:style-name="T5"> </text:span><text:span text:style-name="T2">data</text:span></text:p>
      <text:p text:style-name="codesection"><text:s text:c="2"/></text:p>
      <text:p text:style-name="codesection"><text:span text:style-name="T5"><text:s text:c="2"/></text:span><text:span text:style-name="T3">char</text:span><text:span text:style-name="T5"> </text:span>*<text:span text:style-name="T5"> </text:span><text:span text:style-name="T3">const</text:span><text:span text:style-name="T5"> </text:span><text:span text:style-name="T10">p</text:span><text:span text:style-name="T5"> </text:span>=<text:span text:style-name="T5"> </text:span><text:span text:style-name="T10">greeting</text:span>;<text:span text:style-name="T5"> <text:s text:c="8"/></text:span><text:span text:style-name="T2">//const</text:span><text:span text:style-name="T5"> </text:span><text:span text:style-name="T2">pointer,</text:span></text:p>
      <text:p text:style-name="codesection"><text:span text:style-name="T5"><text:s text:c="51"/></text:span><text:span text:style-name="T2">//non-const</text:span><text:span text:style-name="T5"> </text:span><text:span text:style-name="T2">data</text:span></text:p>
      <text:p text:style-name="codesection"><text:s text:c="2"/></text:p>
      <text:p text:style-name="codesection"><text:span text:style-name="T5"><text:s text:c="2"/></text:span><text:span text:style-name="T3">const</text:span><text:span text:style-name="T5"> </text:span><text:span text:style-name="T3">char</text:span><text:span text:style-name="T5"> </text:span>*<text:span text:style-name="T5"> </text:span><text:span text:style-name="T3">const</text:span><text:span text:style-name="T5"> </text:span><text:span text:style-name="T10">p</text:span><text:span text:style-name="T5"> </text:span>=<text:span text:style-name="T5"> </text:span><text:span text:style-name="T10">greeting</text:span>;<text:span text:style-name="T5"> <text:s text:c="2"/></text:span><text:span text:style-name="T2">//const</text:span><text:span text:style-name="T5"> </text:span><text:span text:style-name="T2">pointer,</text:span></text:p>
      <text:p text:style-name="codesection"><text:span text:style-name="T5"><text:s text:c="54"/></text:span><text:span text:style-name="T2">//const</text:span><text:span text:style-name="T5"> </text:span><text:span text:style-name="T2">data</text:span></text:p>
      <text:p text:style-name="P4">در نگاه اول syntax استفاده شده پیچیده به نظر میرسد. اگر const سمت چپ * دیده بشه در این صورت data ای که اشاره‌گر بهش اشاره میکنه به صورت const هستش، اما اگر const سمت راست * دیده بشه در این صورت خود اشاره‌گر به صورت ثابت تعریف می‌شود، و اگر const در هر دو سمت دیده شود در این صورت هر دو ثابت خواهند شد.</text:p>
      <text:p text:style-name="P5">بعضی از برنامه‌نویس‌ها به خاطر قاعده‌ی بالا ممکن است که const رو قبل از type بیارن که تغییری در معنای کد نخواهد داشت. در این صورت هر دو تابع زیر ممکن است در دنیای واقعی وجود داشته باشند.</text:p>
      <text:p text:style-name="codesection"><text:soft-page-break/><text:span text:style-name="T3">void</text:span><text:span text:style-name="T5"> </text:span><text:span text:style-name="T9">f1</text:span>(<text:span text:style-name="T3">const</text:span><text:span text:style-name="T5"> </text:span><text:span text:style-name="T3">int</text:span><text:span text:style-name="T5"> </text:span>*pw); <text:s/><text:span text:style-name="T12"><text:s/>// </text:span><text:span text:style-name="T13">f1 takes a pointer to a constant int </text:span></text:p>
      <text:p text:style-name="codesection"/>
      <text:p text:style-name="codesection"><text:span text:style-name="T3">void</text:span><text:span text:style-name="T5"> </text:span><text:span text:style-name="T9">f2</text:span>(<text:span text:style-name="T3">int</text:span><text:span text:style-name="T5"> </text:span><text:span text:style-name="T3">const</text:span><text:span text:style-name="T5"> </text:span>*pw); <text:s text:c="2"/><text:span text:style-name="T12">//</text:span><text:span text:style-name="T13">f2 does so</text:span></text:p>
      <text:p text:style-name="P6">از اونجایی که هر دو فرم در دنیای واقعی وجود دارند، باید با این فرمت‌ها آشنا بشید.</text:p>
      <text:p text:style-name="P1"><text:span text:style-name="T14">iterator‌های STL بر اساس اشاره‌گر‌ها مدل شده‌اند، بنابراین یک iterator خیلی شبیه به *T رفتار می‌کند. تعریف یک iterator به عنوان const به مثابه‌ی تعریف یک pointer const هستش( یعنی، تعریف به صورت</text:span><text:span text:style-name="T15"> T* const</text:span><text:span text:style-name="T14"> ): در این صورتiterator قادر نخواهد بود که به چیز دیگری اشاره کند و تغییر کند، اما چیزی که به آن اشاره می‌کند می‌تواند تغییر کند یعنی دیتا می‌تواند تغییر کند. اگر شما نیاز به یک iterator‌ای دارید که چیزی که بهش اشاره میشه به صورت const باشه و قابل تغییر نباشه (یعنی </text:span><text:span text:style-name="T15">*const T</text:span><text:span text:style-name="T14">)، در این صورت شما نیاز به یک </text:span><text:span text:style-name="T16">const_iterator</text:span><text:span text:style-name="T14"> <text:s/>دارید:</text:span></text:p>
      <text:p text:style-name="P1"/>
      <text:p text:style-name="codesection"><text:span text:style-name="T5"><text:s text:c="4"/></text:span><text:span text:style-name="T7">std</text:span>::<text:span text:style-name="T7">vector</text:span>&lt;<text:span text:style-name="T3">int</text:span>&gt;<text:span text:style-name="T5"> </text:span><text:span text:style-name="T10">vec</text:span>;</text:p>
      <text:p text:style-name="codesection"/>
      <text:p text:style-name="codesection"><text:span text:style-name="T5"><text:s text:c="3"/></text:span><text:span text:style-name="T3">const</text:span><text:span text:style-name="T5"> </text:span><text:span text:style-name="T7">std</text:span>::<text:span text:style-name="T7">vector</text:span>&lt;<text:span text:style-name="T3">int</text:span>&gt;::<text:span text:style-name="T7">iterator</text:span><text:span text:style-name="T5"> </text:span><text:span text:style-name="T10">iter</text:span>=<text:span text:style-name="T10">vec</text:span>.<text:span text:style-name="T8">begin</text:span>();</text:p>
      <text:p text:style-name="codesection"><text:span text:style-name="T5"><text:s text:c="3"/></text:span>*<text:span text:style-name="T10">iter</text:span>=<text:span text:style-name="T1">10</text:span>;<text:span text:style-name="T5"> <text:s/></text:span><text:span text:style-name="T2">//OK,</text:span><text:span text:style-name="T5"> </text:span><text:span text:style-name="T2">changes</text:span><text:span text:style-name="T5"> </text:span><text:span text:style-name="T2">what</text:span><text:span text:style-name="T5"> </text:span><text:span text:style-name="T2">iter</text:span><text:span text:style-name="T5"> </text:span><text:span text:style-name="T2">points</text:span><text:span text:style-name="T5"> </text:span><text:span text:style-name="T2">to</text:span></text:p>
      <text:p text:style-name="codesection"><text:span text:style-name="T5"><text:s text:c="3"/></text:span>++<text:span text:style-name="T10">iter</text:span>;<text:span text:style-name="T5"> <text:s/></text:span><text:span text:style-name="T17">//error,iter is const</text:span></text:p>
      <text:p text:style-name="P20"/>
      <text:p text:style-name="codesection"><text:span text:style-name="T5"><text:s text:c="3"/></text:span><text:span text:style-name="T7">std</text:span>::<text:span text:style-name="T7">vector</text:span>&lt;<text:span text:style-name="T3">int</text:span>&gt;::<text:span text:style-name="T7">const_iterator</text:span><text:span text:style-name="T5"> </text:span><text:span text:style-name="T10">citer</text:span>=<text:span text:style-name="T10">vec</text:span>.<text:span text:style-name="T8">begin</text:span>();</text:p>
      <text:p text:style-name="codesection"><text:span text:style-name="T5"><text:s text:c="3"/></text:span>*<text:span text:style-name="T10">citer</text:span>=<text:span text:style-name="T1">10</text:span>;<text:span text:style-name="T5"> <text:s/></text:span><text:span text:style-name="T17">//error! *citer is const</text:span></text:p>
      <text:p text:style-name="codesection"><text:span text:style-name="T5"><text:s text:c="3"/></text:span>++<text:span text:style-name="T10">citer</text:span>;<text:span text:style-name="T5"> <text:s text:c="2"/></text:span><text:span text:style-name="T2">//fine,changes</text:span><text:span text:style-name="T5"> </text:span><text:span text:style-name="T2">citer</text:span></text:p>
      <text:p text:style-name="P15">یکی از قویترین کاربرد‌های استفاده از const<text:span text:style-name="T28">،</text:span> کاربردی است که در تعریف توابع دارند. در تعریف تابع، const می‌تواند اشاره به متغیر برگردان شده از تابع، پارامتر‌های تکی و یا عضو تابع داشته باشند و یا به کل تابع اشاره داشته باشند.</text:p>
      <text:p text:style-name="P15">این که تابعی داشته باشیم که یک مقدار ثابت را برگرداند این امکان را در اختیار برنامه‌نویس میگذارد که خطاهایی که سمت مشتری گرفته می‌شود را بدون این که امنیت و یا کارآیی کد کاهش پیدا کند، کاهش دهد. به طور مثال، operator (*) را در نظر داشته باشید که برای اعداد rational که در بخش ۲۴ بررسی خواهید کرد استفاده می‌شوند.</text:p>
      <text:p text:style-name="codesection"><text:span text:style-name="T3">class</text:span><text:span text:style-name="T5"> </text:span><text:span text:style-name="T7">Rational</text:span>{...};</text:p>
      <text:p text:style-name="codesection"><text:span text:style-name="T3">const</text:span><text:span text:style-name="T5"> </text:span><text:span text:style-name="T7">Rational</text:span><text:span text:style-name="T5"> </text:span><text:span text:style-name="T9">operator</text:span>*(<text:span text:style-name="T3">const</text:span><text:span text:style-name="T5"> </text:span><text:span text:style-name="T7">Rational</text:span>&amp;<text:span text:style-name="T5"> </text:span>lhs,<text:span text:style-name="T3">const</text:span><text:span text:style-name="T5"> </text:span><text:span text:style-name="T7">Rational</text:span>&amp;<text:span text:style-name="T5"> </text:span>rhs);</text:p>
      <text:p text:style-name="P16">بسیاری از برنامه‌نویس‌ها وقتی این کد رو میبینند دچار اشتباه می‌شوند(ترسناکه:)) . چرا باید خروجی <text:s/>*operator به صورت یک آبجکت const باشه؟ چون اگه همچین چیزی نبود ممکن بود کسی که از این کد استفاده می‌کنه دچار یک اشتباه بزرگی مثل این بشه:</text:p>
      <text:p text:style-name="codesection"><text:soft-page-break/><text:span text:style-name="T5"><text:s text:c="4"/></text:span><text:span text:style-name="T7">Rational</text:span><text:span text:style-name="T5"> </text:span><text:span text:style-name="T10">a</text:span>,<text:span text:style-name="T10">b</text:span>,<text:span text:style-name="T10">c</text:span>;</text:p>
      <text:p text:style-name="codesection"><text:span text:style-name="T5"><text:s text:c="4"/></text:span>(<text:span text:style-name="T10">a</text:span>*<text:span text:style-name="T10">b</text:span>)=<text:span text:style-name="T10">c</text:span>;</text:p>
      <text:p text:style-name="P14">نمی‌دونم دقیقا چرا یک برنامه‌نویس دوست داره که حاصلضرب دو تا عدد را برابر با یک مقداری قرار بده، ولی می‌دونم برنامه‌نویس‌های زیادی وجود دارند که بدون این‌که بخواند<text:span text:style-name="T18">،</text:span> این اشتباه رو مرتکب می‌شوند. <text:s/>به عنوان یک مثال حالت زیر رو ببینید.</text:p>
      <text:p text:style-name="codesection"><text:span text:style-name="T3">if</text:span>(a*<text:span text:style-name="T10">b</text:span>=<text:span text:style-name="T10">c</text:span>)</text:p>
      <text:p text:style-name="P14">مثلا در کد بالا برنامه‌نویس هدفش مقایسه دو مقدار بوده ولی اشتباها داره عمل انتساب رو انجام میده.چنین کدی در مورد متغیرهای built-in منجر به خطا می‌شود و کامپایل نمی‌شود. یکی از نشانه‌های این که یک متغیر که توسط user تعریف شده خوبه یا نه این هست که بتونن با متغیرهای built-in ترکیب شوند و همچنین عملکرد یکسانی داشته باشند.(برای اطلاعات بیشتر بخش ۱۸ رو ببینید)، این که اجازه بدیم که حاصلضرب دو تا مقدار برابر با یک عبارت قرار بگیره به اندازه‌ی کافی برای من <text:span text:style-name="T18">عذاب آوره. تعریف اپراتور ضرب (*) به صورت const می‌تونه از چنین چیزی جلوگیری کنه، و دقیقا به همین دلیل هست که در اینجا از const استفاده کردیم.</text:span></text:p>
      <text:p text:style-name="P17">در مورد پارامتر const چیز جدید وجود ندارد، اونا دقیقا مثل اشیاء const محلی رفتار می‌کنند.</text:p>
      <text:h text:style-name="Heading_20_3" text:outline-level="3"><text:bookmark-start text:name="__RefHeading___Toc1088_2908250922"/>توابع عضو const<text:bookmark-end text:name="__RefHeading___Toc1088_2908250922"/></text:h>
      <text:p text:style-name="P7">هدف استفاده از const بر روی توابع عضو این است که مشخص کنیم چه توابعی بر روی اشیاء const باید صدا زده شوند. چنین توابعی به دو دلیل اهمیت دارند، <text:span text:style-name="T19">اول</text:span> این که، باعث میشند که ماهیت کلاس به راحتی فهمیده بشه، این خیلی مهمه که بدونیم چه تابعی ممکنه یک شیء رو تغییر بده و چه تابعی نمی‌تونه. <text:span text:style-name="T20">دوم</text:span> این که، اون‌ها به ما اجازه می‌دهند که با اشیاء const کار کنیم. این مورد خیلی در نوشتن کد سریع مهمه، در این مورد در آیتم ۲۰ بیشتر خواهیم دید، اما یکی از راه‌های ابتدایی برای بهبود بخشیدن به کارآیی برنامه پاس دادن آبجکت‌ها به صورت refrence-to-const هست.<text:span text:style-name="T21">این تکنیک وقتی قابل دسترسی دارد که توابع عضو const وجود داشته باشند.</text:span></text:p>
      <text:p text:style-name="P8">خیلی از مردم این حقیقت رو نادیده میگیرند که می‌تونند برای اشیاء const توابع overload مربوطه‌ش رو بنویسند، اما این یک ویژگی‌مهم در زبان ++C است.</text:p>
      <text:p text:style-name="P8"/>
      <text:p text:style-name="P8"/>
      <text:p text:style-name="P8">یک کلاس را که به منظور مدیریت یک تکه متن نوشته شده را در نظر بگیرید:</text:p>
      <text:p text:style-name="codesection"><text:span text:style-name="T3">class</text:span><text:span text:style-name="T5"> </text:span><text:span text:style-name="T7">TextBlock</text:span>{</text:p>
      <text:p text:style-name="codesection"><text:s text:c="3"/></text:p>
      <text:p text:style-name="codesection"><text:span text:style-name="T3">public</text:span>:</text:p>
      <text:p text:style-name="codesection"><text:soft-page-break/><text:span text:style-name="T7"><text:s text:c="5"/>TextBlock</text:span>(<text:span text:style-name="T3">const</text:span><text:span text:style-name="T5"> </text:span><text:span text:style-name="T3">char</text:span>*<text:span text:style-name="T5"> </text:span><text:span text:style-name="T10">in</text:span>){<text:span text:style-name="T22">text</text:span>=<text:span text:style-name="T10">in</text:span>;}</text:p>
      <text:p text:style-name="codesection"/>
      <text:p text:style-name="codesection"><text:span text:style-name="T5"><text:s text:c="4"/></text:span><text:span text:style-name="T3">const</text:span><text:span text:style-name="T5"> </text:span><text:span text:style-name="T3">char</text:span>&amp;<text:span text:style-name="T5"> </text:span><text:span text:style-name="T9">operator</text:span>[](<text:span text:style-name="T7">std</text:span>::<text:span text:style-name="T7">size_t</text:span><text:span text:style-name="T5"> </text:span><text:span text:style-name="T10">position</text:span>)<text:span text:style-name="T5"> </text:span><text:span text:style-name="T3">const</text:span></text:p>
      <text:p text:style-name="codesection"><text:span text:style-name="T5"><text:s text:c="4"/></text:span>{<text:span text:style-name="T3">return</text:span><text:span text:style-name="T5"> </text:span><text:span text:style-name="T22">text</text:span>[<text:span text:style-name="T10">position</text:span>];}</text:p>
      <text:p text:style-name="codesection"><text:s text:c="4"/></text:p>
      <text:p text:style-name="codesection"><text:span text:style-name="T5"><text:s text:c="4"/></text:span><text:span text:style-name="T3">char</text:span>&amp;<text:span text:style-name="T5"> </text:span><text:span text:style-name="T9">operator</text:span>[](<text:span text:style-name="T7">std</text:span>::<text:span text:style-name="T7">size_t</text:span><text:span text:style-name="T5"> </text:span><text:span text:style-name="T10">position</text:span>)</text:p>
      <text:p text:style-name="codesection"><text:span text:style-name="T5"><text:s text:c="4"/></text:span>{<text:span text:style-name="T3">return</text:span><text:span text:style-name="T5"> </text:span><text:span text:style-name="T22">text</text:span>[<text:span text:style-name="T10">position</text:span>];}</text:p>
      <text:p text:style-name="codesection"><text:s text:c="4"/></text:p>
      <text:p text:style-name="codesection"><text:span text:style-name="T3">private</text:span>:</text:p>
      <text:p text:style-name="codesection"><text:span text:style-name="T5"><text:s text:c="4"/></text:span><text:span text:style-name="T7">std</text:span>::<text:span text:style-name="T7">string</text:span><text:span text:style-name="T5"> </text:span><text:span text:style-name="T22">text</text:span>;</text:p>
      <text:p text:style-name="codesection">};</text:p>
      <text:p text:style-name="P8">اپراتور [] مربوط به TextBlock رو می‌تونیم به صورت‌های زیر استفاده کنیم.</text:p>
      <text:p text:style-name="codesection"><text:span text:style-name="T5"><text:s text:c="4"/></text:span><text:span text:style-name="T7">TextBlock</text:span><text:span text:style-name="T5"> </text:span><text:span text:style-name="T10">tb</text:span>(<text:span text:style-name="T2">"Hello"</text:span>);</text:p>
      <text:p text:style-name="codesection"><text:span text:style-name="T5"><text:s text:c="4"/></text:span><text:span text:style-name="T7">std</text:span>::cout&lt;&lt;<text:span text:style-name="T10">tb</text:span>[<text:span text:style-name="T1">0</text:span>]&lt;&lt;endl;</text:p>
      <text:p text:style-name="codesection"/>
      <text:p text:style-name="codesection"><text:span text:style-name="T5"><text:s text:c="4"/></text:span><text:span text:style-name="T3">const</text:span><text:span text:style-name="T5"> </text:span><text:span text:style-name="T7">TextBlock</text:span><text:span text:style-name="T5"> </text:span><text:span text:style-name="T10">ctb</text:span>(<text:span text:style-name="T2">"World"</text:span>);</text:p>
      <text:p text:style-name="codesection"><text:span text:style-name="T5"><text:s text:c="4"/></text:span><text:span text:style-name="T7">std</text:span>::cout&lt;&lt;<text:span text:style-name="T10">ctb</text:span>[<text:span text:style-name="T1">0</text:span>]&lt;&lt;endl;</text:p>
      <text:p text:style-name="P9">در مورد کد بالا وقتی tb[0] رو صدا می‌زنیم تابع non-cost صدا زده میشه چون شیء tb به صورت const تعریف نشده ولی در مورد فراخوانی ctb[0] تابع const صدا زده میشه.</text:p>
      <text:p text:style-name="P10">همچنین توجه داشته باشید که مقدار برگردان شده از اپراتور [] از شیء non-const ، یک رفرنس به char است-یعنی خود char برگردان نخواهد شد. اگر اپراتور[] یک char ساده را برگردان میکرد، عبارتی مثل حالت زیر کامپایل نمیشد.</text:p>
      <text:p text:style-name="codesection"><text:span text:style-name="T10">tb</text:span>[<text:span text:style-name="T1">0</text:span>]=<text:span text:style-name="T2">'x'</text:span>;</text:p>
      <text:p text:style-name="P10">این به این دلیل است که نمی‌توان مقدار برگردان شده از یک تابع را در صورتی که type به صورت <text:s/>built-in باشد را تغییر داد. حتی اگر انجام چنین کاری انجام شدنی بود، این حقیقت که ++C اشیاء را by value برگردان می‌کند( آیتم شماره ۲۰ را برای این مورد ببینید)، <text:span text:style-name="T24">این معنی را خواهد داشت که یک کپی از tb.text[0] تغییر پیدا خواهد کرد، نه خود tb.text[0]، و این رفتاری نیست که شما بخواهید.</text:span></text:p>
      <text:p text:style-name="P11">اجازه بدهید یک نگاه مختصری به فلسفه این موضوع بپردازیم. این که تابع عضو به صورت const باشد چه معنی‌ای خواهد داشت؟ دو فلسفه در این مورد وجود دارد: bitwise constness ( که همچنین به عنوان physical constness شناخته می‌شود) و همچنین logical constness.</text:p>
      <text:p text:style-name="P12">فلسفه bitwise const باور دارد که تابع عضو به صورت const است اگر و تنها اگر<text:span text:style-name="T26">،</text:span> هیچ دیتای عضو کلاس را تغییر ندهد( حتی آن‌هایی که به صورت static هستند)، یعنی هیچ تغییری در آبجکت ندهد. یک چیز خوب در مورد bitwise constness این است که پیدا کردن violation در این فلسفه خیلی <text:soft-page-break/>آسان اس<text:span text:style-name="T25">ت : در این حالت کامپایلر تنها به این نگاه می‌کند که assignment‌ای روی داده‌ی عضو کلاس رخ داده یا نه. در حقیقت، bitwise constness تعریف ++C از constness هست، و یک تابع عضو const اجازه‌ی تغییر دادن اعضای داده‌ای non-static را از شیء‌ای که invoke شده ندارد.</text:span></text:p>
      <text:p text:style-name="P13">متاسفانه، بسیاری از توابع عضو که این فلسفه const را تا حدودی رعایت می‌کنند، تست bitwise رو قبول میشند. به طور مشخص، یک تابع عضو که تنها پوینتری که به چیزی اشاره می‌کند را تغییر میدهد، مثل یک تابع عضو const عمل نمی‌کند. اما اگر تنها اشاره‌گر درون شیء باشد، تابع bitwise const بوده، و کامپایلر ایرادی به آن نمیگیرد. این موضوع می‌تواند باعث رخ دادن یک رویه غیرعادی در برنامه شود. به طور مثال فرض کنید که ما یک کلاس مثل TextBlock که قبلا دیدیم، در نظر بگیریم که در آن دیتا به صورت *char ذخیره شده(به صورت string نیست)، به این دلیل که در این مورد نیاز به ارتباط با C API داریم، چیزی در مورد اشیاء string نخواهد دانست.</text:p>
      <text:p text:style-name="codesection"><text:span text:style-name="T3">class</text:span><text:span text:style-name="T5"> </text:span><text:span text:style-name="T7">TextBlock</text:span>{</text:p>
      <text:p text:style-name="codesection"><text:span text:style-name="T3">public</text:span>:</text:p>
      <text:p text:style-name="codesection"><text:span text:style-name="T5"><text:s text:c="4"/></text:span><text:span text:style-name="T7">TextBlock</text:span>(<text:span text:style-name="T3">char</text:span>*<text:span text:style-name="T5"> </text:span><text:span text:style-name="T10">in</text:span>){<text:span text:style-name="T22">pText</text:span>=<text:span text:style-name="T10">in</text:span>;}</text:p>
      <text:p text:style-name="codesection"/>
      <text:p text:style-name="P21"><text:span text:style-name="T5"><text:s text:c="4"/></text:span><text:span text:style-name="T3">char</text:span>&amp;<text:span text:style-name="T5"> </text:span><text:span text:style-name="T3">operator</text:span>[](<text:span text:style-name="T7">std</text:span>::<text:span text:style-name="T7">size_t</text:span><text:span text:style-name="T5"> </text:span><text:span text:style-name="T10">position</text:span>)<text:span text:style-name="T5"> </text:span><text:span text:style-name="T3">const</text:span></text:p>
      <text:p text:style-name="P21"><text:span text:style-name="T5"><text:s text:c="4"/></text:span>{<text:span text:style-name="T3">return</text:span><text:span text:style-name="T5"> </text:span><text:span text:style-name="T22">pText</text:span>[<text:span text:style-name="T10">position</text:span>];}</text:p>
      <text:p text:style-name="P21"/>
      <text:p text:style-name="codesection"><text:span text:style-name="T3">private</text:span>:</text:p>
      <text:p text:style-name="codesection"><text:span text:style-name="T5"><text:s text:c="4"/></text:span><text:span text:style-name="T4">char</text:span><text:span text:style-name="T6"> </text:span><text:span text:style-name="T27">*</text:span><text:span text:style-name="T23">pText</text:span><text:span text:style-name="T27">;</text:span></text:p>
      <text:p text:style-name="codesection">};</text:p>
      <text:p text:style-name="P18">این کلاس به طور نامناسبی اپراتور [] را به عنوان یک تابع عضو const تعریف کرده است، این تعریف با توجه به این که خود تابع یک رفرنس به داده‌ی درونی شیء را برمیگرداند درست نیست( این موضوع به صورت گسترده تری در بخش ۲۸ مورد بررسی قرار خواهد گرفت). صرف نظر از این مشکل، اپراتور [] هیچگونه تغییری نمی‌تواند در pText اعمال کند. در نتیجه، کامپایلر بدون دردسر و با خوشحالی برای اپراتور [] کد رو تولید خواهد کرد، چون تمام چیزی که کامپایلر در این مورد بررسی می‌کند، این است که bitwise const درست باشه، اما بیایید نگاه کنیم ببینیم این کد می‌تونه باعث چه اتفاقی بشه:</text:p>
      <text:p text:style-name="P19">اگر یک برنامه به صورت زیر بنویسیم ممکنه بتونیم مقدار char* pText رو تغییر بدیم.</text:p>
      <text:p text:style-name="codesection"><text:span text:style-name="T5"><text:s text:c="4"/></text:span><text:span text:style-name="T3">const</text:span><text:span text:style-name="T5"> </text:span><text:span text:style-name="T7">TextBlock</text:span><text:span text:style-name="T5"> </text:span><text:span text:style-name="T10">cctb</text:span>(<text:span text:style-name="T2">"Hello"</text:span>);</text:p>
      <text:p text:style-name="codesection"><text:span text:style-name="T5"><text:s text:c="4"/></text:span><text:span text:style-name="T3">char</text:span><text:span text:style-name="T5"> </text:span>*<text:span text:style-name="T10">pc</text:span>=&amp;<text:span text:style-name="T5"> </text:span><text:span text:style-name="T10">cctb</text:span>[<text:span text:style-name="T1">0</text:span>];</text:p>
      <text:p text:style-name="codesection"><text:span text:style-name="T5"><text:s text:c="4"/></text:span>*<text:span text:style-name="T10">pc</text:span>=<text:span text:style-name="T2">'r'</text:span>;</text:p>
      <text:p text:style-name="P22"><text:soft-page-break/>اما در خاطر داشته باشید که چون این const یک bitwise-const هست ممکنه بتونید مقدار رو تغییر بدید و ممکنه هم نتونید این کار رو انجام بدید. <text:span text:style-name="T28">در واقع در این مورد خاص کامپایلر ایرادی به کد شما نمیگیرد و کد را برای شما کامپایل می‌کند ولی موقع اجرا ممکنه برنامه crash کند.</text:span></text:p>
      <text:p text:style-name="P22">مطمعنا <text:span text:style-name="T29">هر کسی می‌تونه به کد قبلی ایراد بگیره</text:span> که <text:span text:style-name="T29">چرا</text:span> تنها تابع عضو const را برای آن <text:span text:style-name="T29">ساخته‌ایم و در عین حال می‌خواهیم یک مقدار non-static رو تغییر بدهیم؟در واقع این مشکل در مورد استفاده از توابع const وجود داره، ما دوست داریم که توابع const رو داشته باشیم در عین حال متغیرهایی نیز جزو کلاس وجود داشته باشند که بتونیم اون‌هارو درون تابع const تغییر بدهیم.</text:span></text:p>
      <text:p text:style-name="P23">این مشکل ما رو به سمت logical constness رهنمون می‌کنه. کد زیر را ببینید:</text:p>
      <text:p text:style-name="codesection"><text:span text:style-name="T3">class</text:span><text:span text:style-name="T5"> </text:span><text:span text:style-name="T7">TextBlock</text:span>{</text:p>
      <text:p text:style-name="codesection"><text:span text:style-name="T3">public</text:span>:</text:p>
      <text:p text:style-name="codesection"><text:span text:style-name="T5"><text:s text:c="4"/></text:span><text:span text:style-name="T7">std</text:span>::<text:span text:style-name="T7">size_t</text:span><text:span text:style-name="T5"> </text:span><text:span text:style-name="T9">length</text:span>()<text:span text:style-name="T5"> </text:span><text:span text:style-name="T3">const</text:span>;</text:p>
      <text:p text:style-name="codesection"><text:span text:style-name="T3">private</text:span>:</text:p>
      <text:p text:style-name="codesection"><text:span text:style-name="T5"><text:s text:c="4"/></text:span><text:span text:style-name="T3">char</text:span><text:span text:style-name="T5"> </text:span>*<text:span text:style-name="T22">pText</text:span>;</text:p>
      <text:p text:style-name="codesection"><text:span text:style-name="T5"><text:s text:c="4"/></text:span><text:span text:style-name="T7">std</text:span>::<text:span text:style-name="T7">size_t</text:span><text:span text:style-name="T5"> </text:span><text:span text:style-name="T22">textLength</text:span>;</text:p>
      <text:p text:style-name="codesection"><text:span text:style-name="T5"><text:s text:c="4"/></text:span><text:span text:style-name="T3">bool</text:span><text:span text:style-name="T5"> </text:span><text:span text:style-name="T22">lengthIsValid</text:span>;</text:p>
      <text:p text:style-name="codesection">};</text:p>
      <text:p text:style-name="codesection"><text:span text:style-name="T7">std</text:span>::<text:span text:style-name="T7">size_t</text:span><text:span text:style-name="T5"> </text:span><text:span text:style-name="T7">TextBlock</text:span>::<text:span text:style-name="T9">length</text:span>()<text:span text:style-name="T5"> </text:span><text:span text:style-name="T3">const</text:span></text:p>
      <text:p text:style-name="codesection">{</text:p>
      <text:p text:style-name="codesection"><text:span text:style-name="T5"><text:s text:c="4"/></text:span><text:span text:style-name="T3">if</text:span>(!<text:span text:style-name="T22">lengthIsValid</text:span>)</text:p>
      <text:p text:style-name="codesection"><text:span text:style-name="T5"><text:s text:c="4"/></text:span>{</text:p>
      <text:p text:style-name="codesection"><text:span text:style-name="T5"><text:s text:c="8"/></text:span><text:span text:style-name="T22">textLength</text:span>=<text:span text:style-name="T8">strlen</text:span>(<text:span text:style-name="T22">pText</text:span>);</text:p>
      <text:p text:style-name="codesection"><text:span text:style-name="T5"><text:s text:c="8"/></text:span><text:span text:style-name="T22">lengthIsValid</text:span>=<text:span text:style-name="T3">true</text:span>;</text:p>
      <text:p text:style-name="codesection"><text:span text:style-name="T5"><text:s text:c="4"/></text:span>}</text:p>
      <text:p text:style-name="codesection"><text:span text:style-name="T5"><text:s text:c="4"/></text:span><text:span text:style-name="T3">return</text:span><text:span text:style-name="T5"> </text:span><text:span text:style-name="T22">textLength</text:span>;</text:p>
      <text:p text:style-name="codesection">}</text:p>
      <text:p text:style-name="P23">در این کد ما در تابع ()length قصد داریم که <text:span text:style-name="T29">مشتری هر موقع درخواست داد مقدار txtLength برگردان بشه، که همون اندازه‌ی text ورودی است. چنین پیاده‌سازی‌ای قطعا نمی‌تواند یک bitwise const باشد، چرا که همانطور که در کد مشخص است هم txtLength و هم lengthIsValid ممکن است مقدارشان در طول برنامه تغییر کند. اما کامپایلر‌ها بر روی bitwise constness پافشاری می‌کنند و اجازه‌ نمیدهند درون یک تابع const شما یک دیتا‌ی عضو را تغییر بدهید. در این صورت شما چکار می‌کنید؟</text:span></text:p>
      <text:p text:style-name="P24">راه حل خیلی ساده است: در این مورد از mutable استفاده خواهیم کرد. Mutable داده‌ی non-static عضو را از محدودیت bitwise آزاد می‌کنند. <text:span text:style-name="T30">در این صورت کد به صورت زیر خواهد شد.</text:span></text:p>
      <text:p text:style-name="codesection"><text:soft-page-break/><text:span text:style-name="T3">class</text:span><text:span text:style-name="T5"> </text:span><text:span text:style-name="T7">TextBlock</text:span>{</text:p>
      <text:p text:style-name="codesection"><text:span text:style-name="T3">public</text:span>:</text:p>
      <text:p text:style-name="codesection"><text:span text:style-name="T5"><text:s text:c="4"/></text:span><text:span text:style-name="T7">std</text:span>::<text:span text:style-name="T7">size_t</text:span><text:span text:style-name="T5"> </text:span><text:span text:style-name="T9">length</text:span>()<text:span text:style-name="T5"> </text:span><text:span text:style-name="T3">const</text:span>;</text:p>
      <text:p text:style-name="codesection"><text:span text:style-name="T3">private</text:span>:</text:p>
      <text:p text:style-name="codesection"><text:span text:style-name="T5"><text:s text:c="4"/></text:span><text:span text:style-name="T3">char</text:span><text:span text:style-name="T5"> </text:span>*<text:span text:style-name="T22">pText</text:span>;</text:p>
      <text:p text:style-name="P21"><text:span text:style-name="T5"><text:s text:c="4"/></text:span><text:span text:style-name="T3">mutable</text:span><text:span text:style-name="T5"> </text:span><text:span text:style-name="T7">std</text:span>::<text:span text:style-name="T7">size_t</text:span><text:span text:style-name="T5"> </text:span><text:span text:style-name="T22">textLength</text:span>;</text:p>
      <text:p text:style-name="P21"><text:span text:style-name="T5"><text:s text:c="4"/></text:span><text:span text:style-name="T3">mutable</text:span><text:span text:style-name="T5"> </text:span><text:span text:style-name="T3">bool</text:span><text:span text:style-name="T5"> </text:span><text:span text:style-name="T22">lengthIsValid</text:span>;</text:p>
      <text:p text:style-name="codesection">};</text:p>
      <text:p text:style-name="codesection"><text:span text:style-name="T7">std</text:span>::<text:span text:style-name="T7">size_t</text:span><text:span text:style-name="T5"> </text:span><text:span text:style-name="T7">TextBlock</text:span>::<text:span text:style-name="T9">length</text:span>()<text:span text:style-name="T5"> </text:span><text:span text:style-name="T3">const</text:span></text:p>
      <text:p text:style-name="codesection">{</text:p>
      <text:p text:style-name="codesection"><text:span text:style-name="T5"><text:s text:c="4"/></text:span><text:span text:style-name="T3">if</text:span>(!<text:span text:style-name="T22">lengthIsValid</text:span>)</text:p>
      <text:p text:style-name="codesection"><text:span text:style-name="T5"><text:s text:c="4"/></text:span>{</text:p>
      <text:p text:style-name="codesection"><text:span text:style-name="T5"><text:s text:c="8"/></text:span><text:span text:style-name="T22">textLength</text:span>=<text:span text:style-name="T8">strlen</text:span>(<text:span text:style-name="T22">pText</text:span>);</text:p>
      <text:p text:style-name="codesection"><text:span text:style-name="T5"><text:s text:c="8"/></text:span><text:span text:style-name="T22">lengthIsValid</text:span>=<text:span text:style-name="T3">true</text:span>;</text:p>
      <text:p text:style-name="codesection"><text:span text:style-name="T5"><text:s text:c="4"/></text:span>}</text:p>
      <text:p text:style-name="codesection"><text:span text:style-name="T5"><text:s text:c="4"/></text:span><text:span text:style-name="T3">return</text:span><text:span text:style-name="T5"> </text:span><text:span text:style-name="T22">textLength</text:span>;</text:p>
      <text:p text:style-name="codesection">}</text:p>
      <text:p text:style-name="P25">جلوگیری از دوبار استفاده کردن تابع عضو const و non-const</text:p>
      <text:p text:style-name="P25">استفاده از mutable یک راه حل خوب برای مساله‌ی bitwise-constness هست، اما mutable نمی‌تونه همه‌ی مشکلات مربوط به مشکلات مربوط به const رو حل و فصل کنه. به طور مثال، اپراتور [] را در کلاس TextBlock در نظر بگیرید که نه تنها مشکل برگرداندن رفرنس به character رو داره، بلکه مشکل bounds checking و یه سری مشکلات دیگه رو هم داره. قرار دادن همه‌ی این مشکلات در توابع اپراتور const و non-const ممکنه چنین مشکلاتی رو برای ما ایجاد بکنه:</text:p>
      <text:p text:style-name="codesection"><text:span text:style-name="T3">class</text:span><text:span text:style-name="T5"> </text:span><text:span text:style-name="T7">TextBlock</text:span>{</text:p>
      <text:p text:style-name="codesection"><text:span text:style-name="T3">public</text:span>:</text:p>
      <text:p text:style-name="codesection"><text:span text:style-name="T5"><text:s text:c="4"/></text:span><text:span text:style-name="T3">const</text:span><text:span text:style-name="T5"> </text:span><text:span text:style-name="T3">char</text:span>&amp;<text:span text:style-name="T5"> </text:span><text:span text:style-name="T9">operator</text:span>[](<text:span text:style-name="T7">std</text:span>::<text:span text:style-name="T7">size_t</text:span><text:span text:style-name="T5"> </text:span><text:span text:style-name="T10">position</text:span>)<text:span text:style-name="T5"> </text:span><text:span text:style-name="T3">const</text:span></text:p>
      <text:p text:style-name="codesection"><text:span text:style-name="T5"><text:s text:c="4"/></text:span>{</text:p>
      <text:p text:style-name="codesection"><text:span text:style-name="T5"><text:s text:c="8"/></text:span><text:span text:style-name="T2">//...</text:span></text:p>
      <text:p text:style-name="codesection"><text:span text:style-name="T5"><text:s text:c="8"/></text:span><text:span text:style-name="T2">//do</text:span><text:span text:style-name="T5"> </text:span><text:span text:style-name="T2">bound</text:span><text:span text:style-name="T5"> </text:span><text:span text:style-name="T2">checking,</text:span><text:span text:style-name="T5"> </text:span><text:span text:style-name="T2">log</text:span><text:span text:style-name="T5"> </text:span><text:span text:style-name="T2">access</text:span><text:span text:style-name="T5"> </text:span><text:span text:style-name="T2">data</text:span></text:p>
      <text:p text:style-name="codesection"><text:span text:style-name="T5"><text:s text:c="8"/></text:span><text:span text:style-name="T2">//</text:span><text:span text:style-name="T5"> </text:span><text:span text:style-name="T2">and</text:span><text:span text:style-name="T5"> </text:span><text:span text:style-name="T2">verify</text:span><text:span text:style-name="T5"> </text:span><text:span text:style-name="T2">data</text:span><text:span text:style-name="T5"> </text:span><text:span text:style-name="T2">integrity</text:span></text:p>
      <text:p text:style-name="codesection"><text:span text:style-name="T5"><text:s text:c="8"/></text:span><text:span text:style-name="T2">//...</text:span></text:p>
      <text:p text:style-name="codesection"><text:span text:style-name="T5"><text:s text:c="8"/></text:span><text:span text:style-name="T3">return</text:span><text:span text:style-name="T5"> </text:span><text:span text:style-name="T22">text</text:span>[<text:span text:style-name="T10">position</text:span>];</text:p>
      <text:p text:style-name="codesection"><text:span text:style-name="T5"><text:s text:c="4"/></text:span>}</text:p>
      <text:p text:style-name="codesection"><text:span text:style-name="T5"><text:s text:c="4"/></text:span><text:span text:style-name="T3">char</text:span>&amp;<text:span text:style-name="T5"> </text:span><text:span text:style-name="T9">operator</text:span>[](<text:span text:style-name="T7">std</text:span>::<text:span text:style-name="T7">size_t</text:span><text:span text:style-name="T5"> </text:span><text:span text:style-name="T10">position</text:span>)</text:p>
      <text:p text:style-name="codesection"><text:span text:style-name="T5"><text:s text:c="4"/></text:span>{</text:p>
      <text:p text:style-name="codesection"><text:span text:style-name="T5"><text:s text:c="8"/></text:span><text:span text:style-name="T2">//...</text:span></text:p>
      <text:p text:style-name="codesection"><text:soft-page-break/><text:span text:style-name="T5"><text:s text:c="8"/></text:span><text:span text:style-name="T2">//do</text:span><text:span text:style-name="T5"> </text:span><text:span text:style-name="T2">bounds</text:span><text:span text:style-name="T5"> </text:span><text:span text:style-name="T2">checking</text:span></text:p>
      <text:p text:style-name="codesection"><text:span text:style-name="T5"><text:s text:c="8"/></text:span><text:span text:style-name="T2">//log</text:span><text:span text:style-name="T5"> </text:span><text:span text:style-name="T2">access</text:span><text:span text:style-name="T5"> </text:span><text:span text:style-name="T2">data</text:span></text:p>
      <text:p text:style-name="codesection"><text:span text:style-name="T5"><text:s text:c="8"/></text:span><text:span text:style-name="T2">//verify</text:span><text:span text:style-name="T5"> </text:span><text:span text:style-name="T2">data</text:span><text:span text:style-name="T5"> </text:span><text:span text:style-name="T2">integrity</text:span></text:p>
      <text:p text:style-name="codesection"><text:span text:style-name="T5"><text:s text:c="8"/></text:span><text:span text:style-name="T2">//...</text:span></text:p>
      <text:p text:style-name="codesection"><text:span text:style-name="T5"><text:s text:c="8"/></text:span><text:span text:style-name="T3">return</text:span><text:span text:style-name="T5"> </text:span><text:span text:style-name="T22">text</text:span>[<text:span text:style-name="T10">position</text:span>];</text:p>
      <text:p text:style-name="codesection"><text:span text:style-name="T5"><text:s text:c="4"/></text:span>}</text:p>
      <text:p text:style-name="codesection"><text:span text:style-name="T3">private</text:span>:</text:p>
      <text:p text:style-name="codesection"><text:span text:style-name="T5"><text:s text:c="4"/></text:span><text:span text:style-name="T7">std</text:span>::<text:span text:style-name="T7">string</text:span><text:span text:style-name="T5"> </text:span><text:span text:style-name="T22">text</text:span>;</text:p>
      <text:p text:style-name="codesection">};</text:p>
      <text:p text:style-name="P26">اوپس، می‌تونید ببینید که کد رو دوبار داریم تکرار می‌کنیم، که باعث میشه کامپایل تایم کد بالا بره، نگه‌داری کد سخت‌تر بشه، و همچنین موجب code-bloat بشه. قطعا میشه که یه چیزایی مثل bound checking و بقیه موارد رو به توابع دیگه انتقال دید(طبیعتا باید private باشه) که هر دو ورژن []operator بتونن صداش بزنند، اما بازم شما دارید دوبار یک کد رو استفاده می‌کنید.</text:p>
      <text:p text:style-name="P26">تمام اون چیزی که ما نیاز داریم این هست که اپراتور [] را یک بار تعریف کنیم و دو کاربرد برای آن داشته باشیم، در این صورت شما نیاز دارید که یک ورژن از اپراتور [] داشته باشید که دیگری رو صدا بزنه. و این مورد نیاز به این داره که constness رو کنار بگذاریم.</text:p>
      <text:p text:style-name="P27">به عنوان یک قاعده کلی، cast کردن یک ایده بد به شمار میآید، در واقع ما یک آیتم برای همین مورد اختصاص دادیم که بگیم cast کردن ایده خوبی نیست که در آیتم ۲۷ خواهیم دید، اما این که کد رو دوبار بنویسیم از اون هم بدتره. در این مورد، ورژن const اپراتور [] دقیقا همان کاری را انجام می‌دهد که ورژن non-const انجام می‌دهد. کنار گذاشتن const بودن یک شیء در هنگام برگردان کردن یک کار امن به حساب میآید. در این مورد، چون کسی که اپراتور non-const رو صدا میزنه در ابتدا باید یک شیء به صورت non-const داشته باشه، در این صورت کنار گذاشتن const بودن مقدار برگردان شده امن هستش. در غیر این صورت نمی‌توان آن شیء را صدا زد. در این صورت داشتن یک اپرتور <text:s text:c="7"/>non-const، که ورژن const رو صدا میزنه یک راه مطمعن برای جلوگیری از دوباره نویسی کد هست، اگر چه در این مورد مجبوریم از cast استفاده کنیم. در اینجا کد این مورد را خواهیم دید ولی برای این که کد و چیزی که الان گفتیم براتون مشخص‌تر بشه بهتره که توضیحاتی که در ادامه میدیم رو هم با دقت بخونید.</text:p>
      <text:p text:style-name="codesection"><text:span text:style-name="T3">class</text:span><text:span text:style-name="T5"> </text:span><text:span text:style-name="T7">TextBlock</text:span>{</text:p>
      <text:p text:style-name="codesection"><text:span text:style-name="T3">public</text:span>:</text:p>
      <text:p text:style-name="codesection"><text:span text:style-name="T5"><text:s text:c="4"/></text:span><text:span text:style-name="T3">const</text:span><text:span text:style-name="T5"> </text:span><text:span text:style-name="T3">char</text:span>&amp;<text:span text:style-name="T5"> </text:span><text:span text:style-name="T9">operator</text:span>[](<text:span text:style-name="T7">std</text:span>::<text:span text:style-name="T7">size_t</text:span><text:span text:style-name="T5"> </text:span><text:span text:style-name="T10">position</text:span>)<text:span text:style-name="T5"> </text:span><text:span text:style-name="T3">const</text:span><text:span text:style-name="T5"> <text:s text:c="2"/></text:span><text:span text:style-name="T2">//same</text:span><text:span text:style-name="T5"> </text:span><text:span text:style-name="T2">as</text:span><text:span text:style-name="T5"> </text:span><text:span text:style-name="T2">before</text:span></text:p>
      <text:p text:style-name="codesection"><text:span text:style-name="T5"><text:s text:c="4"/></text:span>{</text:p>
      <text:p text:style-name="codesection"><text:span text:style-name="T5"><text:s text:c="8"/></text:span><text:span text:style-name="T2">//...</text:span></text:p>
      <text:p text:style-name="codesection"><text:span text:style-name="T5"><text:s text:c="8"/></text:span><text:span text:style-name="T2">//...</text:span></text:p>
      <text:p text:style-name="codesection"><text:soft-page-break/><text:span text:style-name="T5"><text:s text:c="8"/></text:span><text:span text:style-name="T2">//...</text:span></text:p>
      <text:p text:style-name="codesection"><text:span text:style-name="T5"><text:s text:c="8"/></text:span><text:span text:style-name="T3">return</text:span><text:span text:style-name="T5"> </text:span><text:span text:style-name="T22">text</text:span>[<text:span text:style-name="T10">position</text:span>];</text:p>
      <text:p text:style-name="codesection"><text:span text:style-name="T5"><text:s text:c="4"/></text:span>}</text:p>
      <text:p text:style-name="codesection"><text:span text:style-name="T5"><text:s text:c="4"/></text:span><text:span text:style-name="T3">char</text:span>&amp;<text:span text:style-name="T5"> </text:span><text:span text:style-name="T9">operator</text:span>[](<text:span text:style-name="T7">std</text:span>::<text:span text:style-name="T7">size_t</text:span><text:span text:style-name="T5"> </text:span><text:span text:style-name="T10">position</text:span>)</text:p>
      <text:p text:style-name="codesection"><text:span text:style-name="T5"><text:s text:c="4"/></text:span>{</text:p>
      <text:p text:style-name="codesection"><text:span text:style-name="T5"><text:s text:c="8"/></text:span><text:span text:style-name="T3">return</text:span></text:p>
      <text:p text:style-name="codesection"><text:span text:style-name="T5"><text:s text:c="16"/></text:span><text:span text:style-name="T3">const_cast</text:span>&lt;<text:span text:style-name="T3">char</text:span>&amp;&gt;(<text:span text:style-name="T5"> <text:s text:c="33"/></text:span><text:span text:style-name="T2">//</text:span><text:span text:style-name="T5"> <text:s/></text:span><text:span text:style-name="T2">cast</text:span><text:span text:style-name="T5"> </text:span><text:span text:style-name="T2">away</text:span><text:span text:style-name="T5"> </text:span><text:span text:style-name="T2">const</text:span><text:span text:style-name="T5"> </text:span><text:span text:style-name="T2">on</text:span><text:span text:style-name="T5"> </text:span><text:span text:style-name="T2">[]</text:span><text:span text:style-name="T5"> </text:span><text:span text:style-name="T2">operation</text:span></text:p>
      <text:p text:style-name="codesection"><text:span text:style-name="T5"><text:s text:c="20"/></text:span><text:span text:style-name="T3">static_cast</text:span>&lt;<text:span text:style-name="T3">const</text:span><text:span text:style-name="T5"> </text:span><text:span text:style-name="T7">TextBlock</text:span>&amp;&gt;(*<text:span text:style-name="T3">this</text:span>)<text:span text:style-name="T5"> <text:s text:c="3"/></text:span><text:span text:style-name="T2">//;</text:span><text:span text:style-name="T5"> </text:span><text:span text:style-name="T2">add</text:span><text:span text:style-name="T5"> </text:span><text:span text:style-name="T2">const</text:span><text:span text:style-name="T5"> </text:span><text:span text:style-name="T2">to</text:span><text:span text:style-name="T5"> </text:span><text:span text:style-name="T2">*</text:span><text:span text:style-name="T5"> </text:span><text:span text:style-name="T2">this's</text:span><text:span text:style-name="T5"> </text:span><text:span text:style-name="T2">type;</text:span></text:p>
      <text:p text:style-name="codesection"><text:span text:style-name="T5"><text:s text:c="20"/></text:span>[<text:span text:style-name="T10">position</text:span>]<text:span text:style-name="T5"> <text:s text:c="47"/></text:span><text:span text:style-name="T2">//</text:span><text:span text:style-name="T5"> <text:s/></text:span><text:span text:style-name="T2">call</text:span><text:span text:style-name="T5"> </text:span><text:span text:style-name="T2">const</text:span><text:span text:style-name="T5"> </text:span><text:span text:style-name="T2">version</text:span><text:span text:style-name="T5"> </text:span><text:span text:style-name="T2">of</text:span><text:span text:style-name="T5"> </text:span><text:span text:style-name="T2">op[]</text:span></text:p>
      <text:p text:style-name="codesection"><text:span text:style-name="T5"><text:s text:c="20"/></text:span>);</text:p>
      <text:p text:style-name="codesection"><text:span text:style-name="T5"><text:s text:c="4"/></text:span>}</text:p>
      <text:p text:style-name="codesection"><text:span text:style-name="T3">private</text:span>:</text:p>
      <text:p text:style-name="codesection"><text:span text:style-name="T5"><text:s text:c="4"/></text:span><text:span text:style-name="T7">std</text:span>::<text:span text:style-name="T7">string</text:span><text:span text:style-name="T5"> </text:span><text:span text:style-name="T22">text</text:span>;</text:p>
      <text:p text:style-name="codesection">};</text:p>
      <text:p text:style-name="P28">همانطور که می‌توانید ببینید، کد دو تا cast داره، نه یکی. ما می‌خواهیم که اپراتور non-const فرم const رو فراخوانی بکنه، اما اگه ما داخل اپراتور non-const، اپراتور[] رو صدا بزنیم، در این صورت بصورت برگشتی فقط خودمون رو صدا خواهیم زد و تو لوپ میفیتیم. برای جلوگیری از یک لوپ بینیهایت، ما باید مشخص کنیم که می‌خواهیم اپراتور[] را از نوع const صدا بزنیم، اما راه مستقیمی برای این کار وجود نداره. بجای این کار، ما تایپ طبیعیه this* را از &amp;TextBlock به <text:s text:c="20"/>&amp;const TextBlock تغییر میدهیم یا همان cast می‌کنیم. بله ما از cast برای اضافه کردن const استفاده کردیم! در این صورت ما دو تا cast خواهیم داشت: یکی برای اضافه کردن const به this*( برای این که بگیم اپراتور[] ورژن const رو صدا بزنه)، و دیگری برای حذف کردن const از اپراتور[] برای مقداری که برگردان شده.</text:p>
      <text:p text:style-name="P29">آن cast‌ای که const بودن رو اضافه می‌کنه تنها برای این هست که تبدیل امنی ایجاد بشه(نه این که طوری بشه که یک شیء non-const به فرمت const ارسال بشه)، در این صورت ما از static_cast برای این مورد استفاده کردیم. و cast‌ای که const بودن رو حذف می‌کنه، با استفاده از const_cast قابل انجام هست، بنابراین در این مورد ما راه حل دیگری نداشتیم( به صورت تکنیکال، داریم، C-style cast می‌تونه در این مورد به ما کمک کنه، اما طبق توضیحاتی که در آیتم ۲۷ خواهیم داد، چنین cast‌ای در موارد خیلی کمی باید مورد استفاده قرار بگیرد، اگر شما در حال حاظر با static_cast و const_cast آشنایی دارید در این صورت آیتم 27 یک مرور کلی بر دانسته‌های شما خواهد بود).</text:p>
      <text:p text:style-name="P30">سوای هر چیز دیگری، ما در این مثال یک اپراتور را فراخوانی کرده‌ایم، بنابراین یه مقداری syntax استفاده شده عجیب شد. نتیجه ممکنه یک کد زیبا نباشه، اما نتیجه خوبی بر روی جلوگیری از دوباره نویسی کد داره. ما به نتیجه‌ای که می‌خواستیم رسیدیم، اما این که این کار ارزشش رو داره چیزی هست <text:soft-page-break/>که شما می‌تونید خودتون تعیینش کنید، دوبار یک کد رو بنویسید و یا این که به این syntax ترسناک اکتفا کنید، اما این تکنیک ارزش گفتن رو داشت.</text:p>
      <text:h text:style-name="Heading_20_3" text:outline-level="3"><text:bookmark-start text:name="__RefHeading___Toc1758_297132867"/><text:span text:style-name="T31">خطای </text:span>Over loading * operator - must take either zero or one arguments<text:bookmark-end text:name="__RefHeading___Toc1758_297132867"/></text:h>
      <text:p text:style-name="P31">در برخی موارد یک برنامه‌نویس ممکن است برای overload کردن اپراتور‌های * + - / <text:s/>به صورت زیر کار کند.</text:p>
      <text:p text:style-name="codesection"><text:span text:style-name="T3">const</text:span><text:span text:style-name="T5"> </text:span><text:span text:style-name="T7">Complex</text:span><text:span text:style-name="T5"> </text:span><text:span text:style-name="T3">operator</text:span>*(<text:span text:style-name="T3">const</text:span><text:span text:style-name="T5"> </text:span><text:span text:style-name="T7">Complex</text:span>&amp;<text:span text:style-name="T5"> </text:span>rhs1,<text:span text:style-name="T3">const</text:span><text:span text:style-name="T5"> </text:span><text:span text:style-name="T7">Complex</text:span>&amp;<text:span text:style-name="T5"> </text:span>rhs2);</text:p>
      <text:p text:style-name="P31">همانطور که مشاهده می‌کنید برنامه‌نویس دو ورودی برای اپراتور در نظر گرفته است، rhs1 و rhs2 ، اما سوالی که پیش میآید این هست که پس خود کلاس در کجا قرار میگیرد، در واقع داخل اپراتور * ما می‌توانیم به اطلاعات سه شیء دسترسی پیدا کنیم، rhs1,rhs2 و خود کلاس. بنابراین در ++C برای جلوگیری از چنین مشکلی overload این اپراتور نمی‌تواند بیشتر از یک ورودی را بگیرد، چرا که با یک ورودی نیز انگار که اطلاعات هر دو کلاس نیز وجود دارد. برای نوشتن overload با استفاده از یک ورودی می‌توانیم به صورت زیر عمل کنیم.</text:p>
      <text:p text:style-name="codesection"><text:span text:style-name="T3">class</text:span><text:span text:style-name="T5"> </text:span><text:span text:style-name="T7">Complex</text:span></text:p>
      <text:p text:style-name="codesection">{</text:p>
      <text:p text:style-name="codesection"><text:span text:style-name="T3">public</text:span>:</text:p>
      <text:p text:style-name="codesection"><text:span text:style-name="T5"><text:s text:c="4"/></text:span><text:span text:style-name="T7">Complex</text:span>(<text:span text:style-name="T3">double</text:span><text:span text:style-name="T5"> </text:span><text:span text:style-name="T10">real</text:span>,<text:span text:style-name="T3">double</text:span><text:span text:style-name="T5"> </text:span><text:span text:style-name="T10">imag</text:span>):<text:span text:style-name="T22">r</text:span>(<text:span text:style-name="T10">real</text:span>),<text:span text:style-name="T22">i</text:span>(<text:span text:style-name="T10">imag</text:span>){}</text:p>
      <text:p text:style-name="codesection"><text:span text:style-name="T5"><text:s text:c="4"/></text:span><text:span text:style-name="T7">Complex</text:span><text:span text:style-name="T5"> </text:span><text:span text:style-name="T3">operator</text:span>+(<text:span text:style-name="T3">const</text:span><text:span text:style-name="T5"> </text:span><text:span text:style-name="T7">Complex</text:span>&amp;<text:span text:style-name="T5"> </text:span>rhs);</text:p>
      <text:p text:style-name="codesection"><text:span text:style-name="T5"><text:s text:c="4"/></text:span><text:span text:style-name="T3">double</text:span><text:span text:style-name="T5"> </text:span><text:span text:style-name="T22">r</text:span>,<text:span text:style-name="T22">i</text:span>;</text:p>
      <text:p text:style-name="codesection">};</text:p>
      <text:p text:style-name="codesection"><text:span text:style-name="T7">Complex</text:span><text:span text:style-name="T5"> </text:span><text:span text:style-name="T7">Complex</text:span>::<text:span text:style-name="T9">operator</text:span>+(<text:span text:style-name="T3">const</text:span><text:span text:style-name="T5"> </text:span><text:span text:style-name="T7">Complex</text:span>&amp;<text:span text:style-name="T5"> </text:span><text:span text:style-name="T10">rhs</text:span>)</text:p>
      <text:p text:style-name="codesection">{</text:p>
      <text:p text:style-name="codesection"><text:span text:style-name="T5"><text:s text:c="4"/></text:span><text:span text:style-name="T7">Complex</text:span><text:span text:style-name="T5"> </text:span><text:span text:style-name="T10">output</text:span>;</text:p>
      <text:p text:style-name="codesection"><text:span text:style-name="T5"><text:s text:c="4"/></text:span><text:span text:style-name="T10">output</text:span>.<text:span text:style-name="T22">i</text:span>=<text:span text:style-name="T10">rhs</text:span>.<text:span text:style-name="T22">i</text:span>+<text:span text:style-name="T3">this</text:span>-&gt;<text:span text:style-name="T22">i</text:span>;</text:p>
      <text:p text:style-name="codesection"><text:span text:style-name="T5"><text:s text:c="4"/></text:span><text:span text:style-name="T10">output</text:span>.<text:span text:style-name="T22">r</text:span>=<text:span text:style-name="T10">rhs</text:span>.<text:span text:style-name="T22">r</text:span>+<text:span text:style-name="T3">this</text:span>-&gt;<text:span text:style-name="T22">r</text:span>;</text:p>
      <text:p text:style-name="codesection"><text:span text:style-name="T5"><text:s text:c="4"/></text:span><text:span text:style-name="T3">return</text:span><text:span text:style-name="T5"> </text:span><text:span text:style-name="T10">output</text:span>;</text:p>
      <text:p text:style-name="codesection">}</text:p>
      <text:p text:style-name="P31"/>
      <text:p text:style-name="P31"/>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1" svg:font-family="'B Nazanin'" style:font-adornments="Bold" style:font-pitch="variable"/>
    <style:font-face style:name="B Nazanin" svg:font-family="'B Nazanin'" style:font-adornments="Regular" style:font-pitch="variable"/>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in" fo:margin-right="0in" fo:margin-top="0.1in" fo:margin-bottom="0in" loext:contextual-spacing="false" fo:line-height="0.3in" fo:text-align="end" style:justify-single-word="false" fo:text-indent="0in" style:auto-text-indent="false" style:page-number="auto" fo:background-color="transparent" style:writing-mode="rl-tb"/>
      <style:text-properties style:font-name="Times New Roman" fo:font-family="'Times New Roman'" style:font-style-name="Regular" style:font-family-generic="roman" style:font-pitch="variable" fo:font-size="14pt" style:font-size-asian="10.5pt" style:font-name-complex="B Nazanin" style:font-family-complex="'B Nazanin'" style:font-style-name-complex="Regular" style:font-pitch-complex="variable" style:font-size-complex="16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0.2799in"/>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desection" style:family="paragraph" style:parent-style-name="Standard" style:master-page-name="">
      <loext:graphic-properties draw:fill="solid" draw:fill-color="#eeeeee"/>
      <style:paragraph-properties fo:margin-left="0.0402in" fo:margin-right="0.1201in" fo:margin-top="0.1201in" fo:margin-bottom="0in" loext:contextual-spacing="true" fo:line-height="0.2402in" fo:text-align="start" style:justify-single-word="false" style:register-true="true" fo:text-indent="0.0402in" style:auto-text-indent="true" style:page-number="auto" fo:background-color="#eeeeee" style:shadow="none" style:writing-mode="lr-tb">
        <style:tab-stops/>
      </style:paragraph-properties>
      <style:text-properties style:font-name="Arial" fo:font-family="Arial" style:font-style-name="Regular" style:font-family-generic="swiss" style:font-pitch="variable" fo:font-size="11pt" officeooo:rsid="001e2429" style:font-size-asian="10.5pt"/>
    </style:style>
    <style:style style:name="Preformatted_20_Text" style:display-name="Preformatted Text" style:family="paragraph" style:parent-style-name="Standard" style:class="html">
      <style:paragraph-properties fo:margin-top="0.1in" fo:margin-bottom="0in" loext:contextual-spacing="false" fo:text-align="justify" style:justify-single-word="false"/>
      <style:text-properties style:font-name="Liberation Mono" fo:font-family="'Liberation Mono'" style:font-family-generic="modern" style:font-pitch="fixed" fo:font-size="10pt" officeooo:rsid="00d24325"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shadow="none"/>
      <style:text-properties style:font-name="Times New Roman1" fo:font-family="'Times New Roman'" style:font-style-name="Bold" style:font-family-generic="roman" style:font-pitch="variable" fo:font-size="101%" fo:font-weight="bold" style:font-size-asian="101%" style:font-weight-asian="bold" style:font-name-complex="B Nazanin1" style:font-family-complex="'B Nazanin'" style:font-style-name-complex="Bold" style:font-pitch-complex="variable"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Times New Roman" fo:font-family="'Times New Roman'" style:font-style-name="Regular" style:font-family-generic="roman" style:font-pitch="variable" style:font-name-complex="B Nazanin" style:font-family-complex="'B Nazanin'" style:font-style-name-complex="Regular" style:font-pitch-complex="variable"/>
    </style:style>
    <style:style style:name="Heading_20_1" style:display-name="Heading 1" style:family="paragraph" style:parent-style-name="Heading" style:next-style-name="Text_20_body" style:default-outline-level="1" style:list-style-name="" style:class="text" style:master-page-name="">
      <style:paragraph-properties fo:margin-top="0.1665in" fo:margin-bottom="0.0835in" loext:contextual-spacing="false" fo:line-height="0.3201in" style:page-number="auto"/>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B Nazanin1" style:font-family-complex="'B Nazanin'" style:font-style-name-complex="Bold" style:font-pitch-complex="variable" style:font-size-complex="2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size="15pt" style:font-name-complex="B Nazanin" style:font-family-complex="'B Nazanin'" style:font-style-name-complex="Regular" style:font-pitch-complex="variable" style:font-size-complex="15pt"/>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5T22:07:07.093790651</meta:creation-date>
    <dc:date>2019-04-23T22:26:17.807306592</dc:date>
    <meta:editing-duration>PT11H20M40S</meta:editing-duration>
    <meta:editing-cycles>79</meta:editing-cycles>
    <meta:generator>LibreOffice/6.0.2.1$Linux_X86_64 LibreOffice_project/00m0$Build-1</meta:generator>
    <meta:document-statistic meta:table-count="0" meta:image-count="0" meta:object-count="0" meta:page-count="10" meta:paragraph-count="189" meta:word-count="2927" meta:character-count="16791" meta:non-whitespace-character-count="13155"/>
  </office:meta>
</office:document-meta>
</file>